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35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.035cm" style:contextual-spacing="false" fo:line-height="100%"/>
      <style:text-properties style:font-name="Arial1" fo:font-size="12pt" style:font-size-asian="12pt" style:font-name-complex="Arial2" style:font-size-complex="12pt"/>
    </style:style>
    <style:style style:name="P3" style:family="paragraph" style:parent-style-name="Standard">
      <style:paragraph-properties fo:margin-top="0cm" fo:margin-bottom="0.035cm" style:contextual-spacing="false" fo:line-height="100%"/>
    </style:style>
    <style:style style:name="P4" style:family="paragraph" style:parent-style-name="Standard">
      <loext:graphic-properties draw:fill="solid" draw:fill-color="#ffffff"/>
      <style:paragraph-properties fo:margin-top="0.111cm" fo:margin-bottom="0.445cm" style:contextual-spacing="false" fo:line-height="100%" fo:background-color="#ffffff"/>
    </style:style>
    <style:style style:name="P5" style:family="paragraph" style:parent-style-name="Standard">
      <style:paragraph-properties fo:margin-top="0cm" fo:margin-bottom="0.035cm" style:contextual-spacing="false" fo:line-height="100%"/>
      <style:text-properties style:font-name="Arial1" fo:font-size="10pt" style:font-size-asian="10pt" style:font-name-complex="Arial2" style:font-size-complex="10pt"/>
    </style:style>
    <style:style style:name="P6" style:family="paragraph" style:parent-style-name="Standard">
      <style:paragraph-properties fo:margin-left="0.751cm" fo:margin-top="0cm" fo:margin-bottom="0.035cm" style:contextual-spacing="false" fo:line-height="100%"/>
    </style:style>
    <style:style style:name="P7" style:family="paragraph" style:parent-style-name="Standard">
      <style:paragraph-properties fo:margin-left="0.751cm" fo:margin-top="0cm" fo:margin-bottom="0.035cm" style:contextual-spacing="false" fo:line-height="100%"/>
      <style:text-properties style:font-name="Arial1" fo:font-size="10pt" style:font-size-asian="10pt" style:font-name-complex="Arial2" style:font-size-complex="10pt"/>
    </style:style>
    <style:style style:name="P8" style:family="paragraph" style:parent-style-name="List_20_Paragraph" style:list-style-name="WWNum4">
      <style:paragraph-properties fo:margin-top="0cm" fo:margin-bottom="0.035cm" style:contextual-spacing="true" fo:line-height="100%"/>
      <style:text-properties style:font-name="Arial1" fo:font-size="12pt"/>
    </style:style>
    <style:style style:name="P9" style:family="paragraph" style:parent-style-name="List_20_Paragraph" style:list-style-name="WWNum4">
      <style:paragraph-properties fo:margin-top="0cm" fo:margin-bottom="0.035cm" style:contextual-spacing="true" fo:line-height="100%"/>
    </style:style>
    <style:style style:name="P10" style:family="paragraph" style:parent-style-name="List_20_Paragraph">
      <style:paragraph-properties fo:margin-top="0cm" fo:margin-bottom="0.035cm" style:contextual-spacing="true" fo:line-height="100%"/>
      <style:text-properties style:font-name="Arial1" fo:font-size="12pt" style:font-size-asian="12pt" style:font-name-complex="Arial2" style:font-size-complex="12pt"/>
    </style:style>
    <style:style style:name="P11" style:family="paragraph" style:parent-style-name="List_20_Paragraph" style:list-style-name="WWNum5">
      <style:text-properties style:font-name="Arial1" fo:font-size="12pt" style:font-size-asian="12pt" style:font-name-complex="Arial2" style:font-size-complex="12pt"/>
    </style:style>
    <style:style style:name="P12" style:family="paragraph" style:parent-style-name="List_20_Paragraph" style:list-style-name="WWNum5">
      <style:text-properties style:font-name="Arial1" fo:font-size="12pt" officeooo:rsid="001f1504" officeooo:paragraph-rsid="001f1504" style:font-size-asian="12pt" style:font-name-complex="Arial2" style:font-size-complex="12pt"/>
    </style:style>
    <style:style style:name="P13" style:family="paragraph" style:parent-style-name="Standard">
      <style:paragraph-properties fo:text-indent="1.251cm" style:auto-text-indent="false"/>
    </style:style>
    <style:style style:name="P14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T1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2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3" style:family="text">
      <style:text-properties style:font-name="Arial1" fo:font-size="12pt" style:font-size-asian="12pt" style:font-name-complex="Arial2" style:font-size-complex="12pt"/>
    </style:style>
    <style:style style:name="T4" style:family="text">
      <style:text-properties fo:color="#201a1b" loext:opacity="100%" style:font-name="Arial1" fo:font-size="12pt" style:font-name-asian="Times New Roman1" style:font-size-asian="12pt" style:language-asian="es" style:country-asian="ES" style:font-name-complex="Arial2" style:font-size-complex="12pt"/>
    </style:style>
    <style:style style:name="T5" style:family="text">
      <style:text-properties fo:color="#201a1b" loext:opacity="100%" style:font-name="Arial1" fo:font-size="12pt" style:text-underline-style="solid" style:text-underline-width="auto" style:text-underline-color="font-color" fo:font-weight="bold" style:font-name-asian="Times New Roman1" style:font-size-asian="12pt" style:language-asian="es" style:country-asian="ES" style:font-weight-asian="bold" style:font-name-complex="Arial2" style:font-size-complex="12pt"/>
    </style:style>
    <style:style style:name="T6" style:family="text">
      <style:text-properties style:font-name="Arial1" fo:font-size="10pt" style:font-size-asian="10pt" style:font-name-complex="Arial2" style:font-size-complex="10pt"/>
    </style:style>
    <style:style style:name="T7" style:family="text">
      <style:text-properties style:font-size-asian="12pt" style:font-name-complex="Arial2" style:font-size-complex="12pt"/>
    </style:style>
    <style:style style:name="T8" style:family="text">
      <style:text-properties officeooo:rsid="001eba44" style:font-size-asian="12pt" style:font-name-complex="Arial2" style:font-size-complex="12pt"/>
    </style:style>
    <style:style style:name="T9" style:family="text">
      <style:text-properties style:font-name="Arial1" fo:font-size="12pt" officeooo:rsid="001eba44" style:font-size-asian="12pt" style:font-name-complex="Arial2" style:font-size-complex="12pt"/>
    </style:style>
    <style:style style:name="T10" style:family="text">
      <style:text-properties style:font-name="Arial1" fo:font-size="12pt" officeooo:rsid="001f1504" style:font-size-asian="12pt" style:font-name-complex="Arial2" style:font-size-complex="12pt"/>
    </style:style>
    <style:style style:name="T11" style:family="text">
      <style:text-properties style:font-name="Arial1" fo:font-size="12pt" style:text-underline-style="solid" style:text-underline-width="auto" style:text-underline-color="font-color" fo:font-weight="bold" style:font-size-asian="12pt" style:font-weight-asian="bold" style:font-name-complex="Arial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SS. HOJA DE EJERCICIOS Nº5</text:span><text:span text:style-name="T1"/></text:p>
      <text:p text:style-name="P1" loext:marker-style-name="T2"><text:span text:style-name="T2">PRIORIDADES EN CASO DE COLISIÓN</text:span><text:span text:style-name="T2"/></text:p>
      <text:p text:style-name="P2" loext:marker-style-name="T3"/>
      <text:p text:style-name="P3" loext:marker-style-name="T3"><text:span text:style-name="T3">Contesta a las siguientes cuestiones en este mismo documento:</text:span><text:span text:style-name="T3"/></text:p>
      <text:p text:style-name="P2" loext:marker-style-name="T3"/>
      <text:p text:style-name="P4" loext:marker-style-name="T4"><text:span text:style-name="T5">Ejercicio 1</text:span><text:span text:style-name="T4">: </text:span></text:p>
      <text:p text:style-name="P4" loext:marker-style-name="T4"><text:span text:style-name="T4">Observa el siguiente código HTML:</text:span><text:span text:style-name="T4"/></text:p>
      <text:p text:style-name="P3" loext:marker-style-name="T6"><text:span text:style-name="T6">&lt;!DOCTYPE html&gt;</text:span><text:span text:style-name="T6"/></text:p>
      <text:p text:style-name="P3" loext:marker-style-name="T6"><text:span text:style-name="T6">&lt;html&gt;</text:span><text:span text:style-name="T6"/></text:p>
      <text:p text:style-name="P3" loext:marker-style-name="T6"><text:span text:style-name="T6">&lt;head&gt;</text:span><text:span text:style-name="T6"/></text:p>
      <text:p text:style-name="P3" loext:marker-style-name="T6"><text:span text:style-name="T6">&lt;style&gt;</text:span><text:span text:style-name="T6"/></text:p>
      <text:p text:style-name="P3" loext:marker-style-name="T6"><text:span text:style-name="T6"><text:s text:c="3"/>body {</text:span><text:span text:style-name="T6"/></text:p>
      <text:p text:style-name="P3" loext:marker-style-name="T6"><text:span text:style-name="T6"><text:s text:c="3"/><text:tab/>font-family:sans-serif;</text:span><text:span text:style-name="T6"/></text:p>
      <text:p text:style-name="P3" loext:marker-style-name="T6"><text:span text:style-name="T6"><text:s text:c="2"/><text:tab/>background-color: lightyellow;</text:span><text:span text:style-name="T6"/></text:p>
      <text:p text:style-name="P3" loext:marker-style-name="T6"><text:span text:style-name="T6"><text:s text:c="3"/><text:tab/>}</text:span><text:span text:style-name="T6"/></text:p>
      <text:p text:style-name="P3" loext:marker-style-name="T6"><text:span text:style-name="T6"><text:s text:c="3"/>h1 {</text:span><text:span text:style-name="T6"/></text:p>
      <text:p text:style-name="P3" loext:marker-style-name="T6"><text:span text:style-name="T6"><text:s text:c="2"/><text:tab/>border-bottom: #FFCC66 5px solid;</text:span><text:span text:style-name="T6"/></text:p>
      <text:p text:style-name="P3" loext:marker-style-name="T6"><text:span text:style-name="T6"><text:s text:c="3"/><text:tab/>text-align: center;</text:span><text:span text:style-name="T6"/></text:p>
      <text:p text:style-name="P3" loext:marker-style-name="T6"><text:span text:style-name="T6"><text:s text:c="3"/><text:tab/>}</text:span><text:span text:style-name="T6"/></text:p>
      <text:p text:style-name="P3" loext:marker-style-name="T6"><text:span text:style-name="T6"><text:s text:c="3"/>p {</text:span><text:span text:style-name="T6"/></text:p>
      <text:p text:style-name="P3" loext:marker-style-name="T6"><text:span text:style-name="T6"><text:s text:c="3"/><text:tab/>color: green;</text:span><text:span text:style-name="T6"/></text:p>
      <text:p text:style-name="P3" loext:marker-style-name="T6"><text:span text:style-name="T6"><text:s text:c="3"/><text:tab/>border: #FF9933 10px solid;</text:span><text:span text:style-name="T6"/></text:p>
      <text:p text:style-name="P3" loext:marker-style-name="T6"><text:span text:style-name="T6"><text:s text:c="3"/><text:tab/>border-width: 0 0 2px 2px;</text:span><text:span text:style-name="T6"/></text:p>
      <text:p text:style-name="P3" loext:marker-style-name="T6"><text:span text:style-name="T6"><text:s text:c="3"/><text:tab/>}</text:span><text:span text:style-name="T6"/></text:p>
      <text:p text:style-name="P5" loext:marker-style-name="T6"/>
      <text:p text:style-name="P3" loext:marker-style-name="T6"><text:span text:style-name="T6"><text:s text:c="3"/>p.derecha {</text:span><text:span text:style-name="T6"/></text:p>
      <text:p text:style-name="P3" loext:marker-style-name="T6"><text:span text:style-name="T6"><text:s text:c="3"/><text:tab/>text-align: right;</text:span><text:span text:style-name="T6"/></text:p>
      <text:p text:style-name="P3" loext:marker-style-name="T6"><text:span text:style-name="T6"><text:s text:c="3"/><text:tab/>border-width: 0 2px 2px 0;</text:span><text:span text:style-name="T6"/></text:p>
      <text:p text:style-name="P3" loext:marker-style-name="T6"><text:span text:style-name="T6"><text:tab/>color:blue;</text:span><text:span text:style-name="T6"/></text:p>
      <text:p text:style-name="P3" loext:marker-style-name="T6"><text:span text:style-name="T6"><text:tab/>background-color:yellow;</text:span><text:span text:style-name="T6"/></text:p>
      <text:p text:style-name="P3" loext:marker-style-name="T6"><text:span text:style-name="T6"><text:s text:c="3"/><text:tab/>}</text:span><text:span text:style-name="T6"/></text:p>
      <text:p text:style-name="P5" loext:marker-style-name="T6"/>
      <text:p text:style-name="P3" loext:marker-style-name="T6"><text:span text:style-name="T6"><text:s text:c="3"/>p[class="derecha"] {background-color:pink}</text:span><text:span text:style-name="T6"/></text:p>
      <text:p text:style-name="P5" loext:marker-style-name="T6"/>
      <text:p text:style-name="P3" loext:marker-style-name="T6"><text:span text:style-name="T6"><text:s text:c="3"/>#Pepe {</text:span><text:span text:style-name="T6"/></text:p>
      <text:p text:style-name="P3" loext:marker-style-name="T6"><text:span text:style-name="T6"><text:s text:c="3"/><text:tab/>color: red;</text:span><text:span text:style-name="T6"/></text:p>
      <text:p text:style-name="P3" loext:marker-style-name="T6"><text:span text:style-name="T6"><text:s text:c="3"/><text:tab/>border-width: 0;</text:span><text:span text:style-name="T6"/></text:p>
      <text:p text:style-name="P3" loext:marker-style-name="T6"><text:span text:style-name="T6"><text:s text:c="3"/><text:tab/>}</text:span><text:span text:style-name="T6"/></text:p>
      <text:p text:style-name="P5" loext:marker-style-name="T6"/>
      <text:p text:style-name="P3" loext:marker-style-name="T6"><text:span text:style-name="T6"><text:s text:c="3"/>.destacado {</text:span><text:span text:style-name="T6"/></text:p>
      <text:p text:style-name="P3" loext:marker-style-name="T6"><text:span text:style-name="T6"><text:s text:c="3"/><text:tab/>color: white;</text:span><text:span text:style-name="T6"/></text:p>
      <text:p text:style-name="P3" loext:marker-style-name="T6"><text:span text:style-name="T6"><text:s text:c="3"/><text:tab/>background-color: red;</text:span><text:span text:style-name="T6"/></text:p>
      <text:p text:style-name="P3" loext:marker-style-name="T6"><text:span text:style-name="T6"><text:s text:c="3"/><text:tab/>}</text:span><text:span text:style-name="T6"/></text:p>
      <text:p text:style-name="P5" loext:marker-style-name="T6"/>
      <text:p text:style-name="P3" loext:marker-style-name="T6"><text:span text:style-name="T6"><text:s text:c="3"/>p.destacado span.destacado {</text:span><text:span text:style-name="T6"/></text:p>
      <text:p text:style-name="P3" loext:marker-style-name="T6"><text:span text:style-name="T6"><text:s text:c="3"/><text:tab/>color: red;</text:span><text:span text:style-name="T6"/></text:p>
      <text:p text:style-name="P3" loext:marker-style-name="T6"><text:span text:style-name="T6"><text:s text:c="3"/><text:tab/>background-color: white;</text:span><text:span text:style-name="T6"/></text:p>
      <text:p text:style-name="P3" loext:marker-style-name="T6"><text:span text:style-name="T6"><text:s text:c="3"/><text:tab/>}</text:span><text:span text:style-name="T6"/></text:p>
      <text:p text:style-name="P3" loext:marker-style-name="T6"><text:span text:style-name="T6"><text:s/>&lt;/style&gt;</text:span><text:span text:style-name="T6"/></text:p>
      <text:p text:style-name="P3" loext:marker-style-name="T6"><text:span text:style-name="T6">&lt;/head&gt;</text:span><text:span text:style-name="T6"/></text:p>
      <text:p text:style-name="P5" loext:marker-style-name="T6"/>
      <text:p text:style-name="P3" loext:marker-style-name="T6"><text:span text:style-name="T6">&lt;body&gt;</text:span><text:span text:style-name="T6"/></text:p>
      <text:p text:style-name="P6" loext:marker-style-name="T6"><text:span text:style-name="T6"><text:s/>&lt;h1&gt;Estilos&lt;/h1&gt;</text:span><text:span text:style-name="T6"/></text:p>
      <text:p text:style-name="P7" loext:marker-style-name="T6"/>
      <text:p text:style-name="P6" loext:marker-style-name="T6"><text:soft-page-break/><text:span text:style-name="T6"><text:s/>&lt;p&gt;1. Los estilos simplifican el diseño de una página.&lt;/p&gt;</text:span><text:span text:style-name="T6"/></text:p>
      <text:p text:style-name="P7" loext:marker-style-name="T6"/>
      <text:p text:style-name="P6" loext:marker-style-name="T6"><text:span text:style-name="T6"><text:s/>&lt;p class="especial derecha"&gt;2. Podemos definirlos en el propio &lt;span class="destacado"&gt; elemento&lt;/span&gt;.&lt;/p&gt;</text:span><text:span text:style-name="T6"/></text:p>
      <text:p text:style-name="P7" loext:marker-style-name="T6"/>
      <text:p text:style-name="P6" loext:marker-style-name="T6"><text:span text:style-name="T6"><text:s/>&lt;p&gt;3. Definirlos en la &lt;span class="destacado" style="color:black"&gt;cabecera&lt;/span&gt;.&lt;/p&gt;</text:span><text:span text:style-name="T6"/></text:p>
      <text:p text:style-name="P6" loext:marker-style-name="T6"><text:span text:style-name="T6"><text:s/></text:span><text:span text:style-name="T6"/></text:p>
      <text:p text:style-name="P6" loext:marker-style-name="T6"><text:span text:style-name="T6">&lt;p class="derecha"&gt;4. O utilizar una &lt;span class="destacado"&gt;hoja de estilo&lt;/span&gt;.&lt;/p&gt;</text:span><text:span text:style-name="T6"/></text:p>
      <text:p text:style-name="P6" loext:marker-style-name="T6"><text:span text:style-name="T6"><text:s/></text:span><text:span text:style-name="T6"/></text:p>
      <text:p text:style-name="P6" loext:marker-style-name="T6"><text:span text:style-name="T6">&lt;br&gt;</text:span><text:span text:style-name="T6"/></text:p>
      <text:p text:style-name="P7" loext:marker-style-name="T6"/>
      <text:p text:style-name="P6" loext:marker-style-name="T6"><text:span text:style-name="T6"><text:s/>&lt;p id="Pepe"&gt;Parrafo 1: Este es el párrafo &lt;span class="destacado"&gt;Pepe&lt;/span&gt;, con su propio estilo.&lt;/p&gt;</text:span><text:span text:style-name="T6"/></text:p>
      <text:p text:style-name="P7" loext:marker-style-name="T6"/>
      <text:p text:style-name="P6" loext:marker-style-name="T6"><text:span text:style-name="T6">&lt;p class="destacado"&gt;Parrafo 2: Este es un párrafo de la clase &lt;span class="destacado"&gt; destacado&lt;/span&gt;.&lt;/p&gt;</text:span><text:span text:style-name="T6"/></text:p>
      <text:p text:style-name="P7" loext:marker-style-name="T6"/>
      <text:p text:style-name="P6" loext:marker-style-name="T6"><text:span text:style-name="T6"><text:s/>&lt;p class="destacado" style="background-color: orange"&gt;Parrafo 3: Este, también es destacado, pero con un estilo en línea.&lt;/p&gt;</text:span><text:span text:style-name="T6"/></text:p>
      <text:p text:style-name="P5" loext:marker-style-name="T6"/>
      <text:p text:style-name="P3" loext:marker-style-name="T6"><text:span text:style-name="T6">&lt;/body&gt;</text:span><text:span text:style-name="T6"/></text:p>
      <text:p text:style-name="P3" loext:marker-style-name="T3"><text:span text:style-name="T6">&lt;/html&gt;</text:span><text:span text:style-name="T3"/></text:p>
      <text:p text:style-name="P2" loext:marker-style-name="T3"/>
      <text:p text:style-name="P3" loext:marker-style-name="T3"><text:span text:style-name="T3">Indica el color de la letra y el color de fondo con el que aparecerán los siguientes elementos, </text:span><text:span text:style-name="T2">sin usar el navegador</text:span><text:span text:style-name="T3">:</text:span></text:p>
      <text:p text:style-name="P2" loext:marker-style-name="T3"/>
      <text:list text:style-name="WWNum4">
        <text:list-item>
          <text:p text:style-name="P8" loext:marker-style-name="T3"><text:span text:style-name="T7">El título “Estilos”.<text:tab/><text:tab/><text:tab/>-</text:span><text:span text:style-name="T8"> white lightyellow</text:span></text:p>
        </text:list-item>
        <text:list-item>
          <text:p text:style-name="P9" loext:marker-style-name="T3"><text:span text:style-name="T3">La línea “1. Los estilos…”<text:tab/><text:tab/>- </text:span><text:span text:style-name="T9">green lightyellow (body)</text:span></text:p>
        </text:list-item>
        <text:list-item>
          <text:p text:style-name="P9" loext:marker-style-name="T3"><text:span text:style-name="T3">La línea “2. Podemos …”<text:tab/><text:tab/>- </text:span><text:span text:style-name="T9">blue yellow</text:span></text:p>
        </text:list-item>
        <text:list-item>
          <text:p text:style-name="P9" loext:marker-style-name="T3"><text:span text:style-name="T3">La línea “3. Definirlos…”<text:tab/><text:tab/>- </text:span><text:span text:style-name="T9">green lightyellow (body)</text:span></text:p>
        </text:list-item>
        <text:list-item>
          <text:p text:style-name="P9" loext:marker-style-name="T3"><text:span text:style-name="T3">La línea “4. O utilizar…”<text:tab/><text:tab/>- </text:span><text:span text:style-name="T9">blue pink</text:span></text:p>
        </text:list-item>
        <text:list-item>
          <text:p text:style-name="P9" loext:marker-style-name="T3"><text:span text:style-name="T3">La palabra “elemento”.<text:tab/><text:tab/>- </text:span><text:span text:style-name="T9">white red</text:span></text:p>
        </text:list-item>
        <text:list-item>
          <text:p text:style-name="P9" loext:marker-style-name="T3"><text:span text:style-name="T3">La palabra “cabecera”.<text:tab/><text:tab/>- </text:span><text:span text:style-name="T9">black red</text:span></text:p>
        </text:list-item>
        <text:list-item>
          <text:p text:style-name="P9" loext:marker-style-name="T3"><text:span text:style-name="T3">La palabra “hoja de estilo”<text:tab/><text:tab/>- </text:span><text:span text:style-name="T9">white red</text:span></text:p>
        </text:list-item>
        <text:list-item>
          <text:p text:style-name="P9" loext:marker-style-name="T3"><text:span text:style-name="T3">El párrafo 1.<text:tab/><text:tab/><text:tab/><text:tab/>- </text:span><text:span text:style-name="T9">red lightyellow (body)</text:span></text:p>
        </text:list-item>
        <text:list-item>
          <text:p text:style-name="P9" loext:marker-style-name="T3"><text:span text:style-name="T3">El párrafo 2.<text:tab/><text:tab/><text:tab/><text:tab/>- </text:span><text:span text:style-name="T9">red white</text:span></text:p>
        </text:list-item>
        <text:list-item>
          <text:p text:style-name="P9" loext:marker-style-name="T3"><text:span text:style-name="T3">El párrafo 3.<text:tab/><text:tab/><text:tab/><text:tab/>- </text:span><text:span text:style-name="T9">white orange</text:span></text:p>
        </text:list-item>
        <text:list-item>
          <text:p text:style-name="P9" loext:marker-style-name="T3"><text:span text:style-name="T3">La palabra “Pepe”<text:tab/><text:tab/><text:tab/>- </text:span><text:span text:style-name="T10">white red</text:span></text:p>
        </text:list-item>
        <text:list-item>
          <text:p text:style-name="P9" loext:marker-style-name="T3"><text:span text:style-name="T3">La palabra “destacado”<text:tab/><text:tab/>- </text:span><text:span text:style-name="T10">white red</text:span></text:p>
        </text:list-item>
      </text:list>
      <text:p text:style-name="P10" loext:marker-style-name="T3"/>
      <text:p text:style-name="Standard" loext:marker-style-name="T3"><text:span text:style-name="T11">Ejercicio 2:</text:span><text:span text:style-name="T3"> <text:s/></text:span></text:p>
      <text:p text:style-name="Standard" loext:marker-style-name="T3"><text:span text:style-name="T3">Interpreta qué hace el siguiente código </text:span><text:span text:style-name="T2">sin usar el navegador</text:span><text:span text:style-name="T3">.</text:span></text:p>
      <text:list text:style-name="WWNum5">
        <text:list-item>
          <text:p text:style-name="P11" loext:marker-style-name="T3">¿Qué formato tendrá la palabra “Título”?</text:p>
          <text:list>
            <text:list-item>
              <text:p text:style-name="P12" loext:marker-style-name="T3">Color azul</text:p>
            </text:list-item>
          </text:list>
        </text:list-item>
        <text:list-item>
          <text:p text:style-name="P11" loext:marker-style-name="T3">¿Qué formato tendrán las palabras “Anidamiento y Agrupamiento”?</text:p>
          <text:list>
            <text:list-item>
              <text:p text:style-name="P12" loext:marker-style-name="T3">Ninguno</text:p>
            </text:list-item>
          </text:list>
        </text:list-item>
        <text:list-item>
          <text:p text:style-name="P11" loext:marker-style-name="T3">¿De qué color aparecerán los elementos de la primera lista? ¿De qué tamaño? </text:p>
          <text:list>
            <text:list-item>
              <text:p text:style-name="P12" loext:marker-style-name="T3">Agrupamiento: green x-small, Anidamiento: orange x-small</text:p>
            </text:list-item>
          </text:list>
        </text:list-item>
        <text:list-item>
          <text:p text:style-name="P11" loext:marker-style-name="T3"><text:soft-page-break/>¿De qué color aparecerán los elementos de la segunda lista? ¿De qué tamaño?</text:p>
          <text:list>
            <text:list-item>
              <text:p text:style-name="P12" loext:marker-style-name="T3">Yellow x-small</text:p>
            </text:list-item>
          </text:list>
        </text:list-item>
      </text:list>
      <text:p text:style-name="Standard" loext:marker-style-name="T3"><text:span text:style-name="T3">Una vez interpretado compruebe los resultados en el navegador. </text:span><text:span text:style-name="T3"/></text:p>
      <text:p text:style-name="Standard" loext:marker-style-name="T6"><text:span text:style-name="T6">&lt;!DOCTYPE html&gt;</text:span><text:span text:style-name="T6"/></text:p>
      <text:p text:style-name="Standard" loext:marker-style-name="T6"><text:span text:style-name="T6">&lt;html&gt;</text:span><text:span text:style-name="T6"/></text:p>
      <text:p text:style-name="Standard" loext:marker-style-name="T6"><text:span text:style-name="T6">&lt;head&gt;</text:span><text:span text:style-name="T6"/></text:p>
      <text:p text:style-name="Standard" loext:marker-style-name="T6"><text:span text:style-name="T6"><text:s text:c="2"/>&lt;style&gt; </text:span><text:span text:style-name="T6"/></text:p>
      <text:p text:style-name="P13" loext:marker-style-name="T6"><text:span text:style-name="T6"><text:s text:c="5"/>i+b {color: blue;} </text:span><text:span text:style-name="T6"/></text:p>
      <text:p text:style-name="P13" loext:marker-style-name="T6"><text:span text:style-name="T6"><text:s text:c="5"/>.nivel1 {color:green;} </text:span><text:span text:style-name="T6"/></text:p>
      <text:p text:style-name="P13" loext:marker-style-name="T6"><text:span text:style-name="T6"><text:s text:c="5"/>.nivel2 {color:yellow;} </text:span><text:span text:style-name="T6"/></text:p>
      <text:p text:style-name="P13" loext:marker-style-name="T6"><text:span text:style-name="T6"><text:s text:c="5"/>ul ul .nivel2 {font-size: x-small; } </text:span><text:span text:style-name="T6"/></text:p>
      <text:p text:style-name="P13" loext:marker-style-name="T6"><text:span text:style-name="T6"><text:s text:c="5"/>ul ul li {font-size: x-small; color:red;} </text:span><text:span text:style-name="T6"/></text:p>
      <text:p text:style-name="P13" loext:marker-style-name="T6"><text:span text:style-name="T6"><text:s text:c="5"/>*[title] {color:orange;}</text:span><text:span text:style-name="T6"/></text:p>
      <text:p text:style-name="Standard" loext:marker-style-name="T6"><text:span text:style-name="T6"><text:s text:c="2"/>&lt;/style&gt; </text:span><text:span text:style-name="T6"/></text:p>
      <text:p text:style-name="Standard" loext:marker-style-name="T6"><text:span text:style-name="T6">&lt;/head&gt; </text:span><text:span text:style-name="T6"/></text:p>
      <text:p text:style-name="P14" loext:marker-style-name="T6"/>
      <text:p text:style-name="Standard" loext:marker-style-name="T6"><text:span text:style-name="T6">&lt;body&gt; </text:span><text:span text:style-name="T6"/></text:p>
      <text:p text:style-name="Standard" loext:marker-style-name="T6"><text:span text:style-name="T6"><text:s text:c="5"/>&lt;h1&gt;&lt;p&gt;&lt;i&gt;Título&lt;/i&gt;: &lt;b&gt; Anidamiento y agrupamiento &lt;/b&gt; de selectores &lt;/p&gt; &lt;/h1&gt; </text:span><text:span text:style-name="T6"/></text:p>
      <text:p text:style-name="Standard" loext:marker-style-name="T6"><text:span text:style-name="T6"><text:s text:c="5"/>&lt;ul&gt; </text:span><text:span text:style-name="T6"/></text:p>
      <text:p text:style-name="Standard" loext:marker-style-name="T6"><text:span text:style-name="T6"><text:s text:c="4"/><text:tab/> <text:s/>&lt;li class="nivel1"&gt; Agrupamiento &lt;/li&gt; </text:span><text:span text:style-name="T6"/></text:p>
      <text:p text:style-name="Standard" loext:marker-style-name="T6"><text:span text:style-name="T6"><text:s text:c="4"/><text:tab/> <text:s/>&lt;li class="nivel1" title="especial"&gt; Anidamiento&lt;/li&gt; </text:span><text:span text:style-name="T6"/></text:p>
      <text:p text:style-name="Standard" loext:marker-style-name="T6"><text:span text:style-name="T6"><text:s text:c="2"/><text:tab/> &lt;ul&gt; </text:span><text:span text:style-name="T6"/></text:p>
      <text:p text:style-name="Standard" loext:marker-style-name="T6"><text:span text:style-name="T6"><text:s text:c="8"/><text:tab/><text:tab/> &lt;li class="nivel2"&gt; Anidamiento de hijos&lt;/li&gt; </text:span><text:span text:style-name="T6"/></text:p>
      <text:p text:style-name="Standard" loext:marker-style-name="T6"><text:span text:style-name="T6"><text:s text:c="7"/><text:tab/><text:tab/> <text:s/>&lt;li class="nivel2"&gt; Anidamiento de adyacentes&lt;/li&gt; </text:span><text:span text:style-name="T6"/></text:p>
      <text:p text:style-name="Standard" loext:marker-style-name="T6"><text:span text:style-name="T6"><text:s text:c="7"/><text:tab/><text:tab/> <text:s/>&lt;li&gt; Anidamiento común &lt;/li&gt; </text:span><text:span text:style-name="T6"/></text:p>
      <text:p text:style-name="Standard" loext:marker-style-name="T6"><text:span text:style-name="T6"><text:s text:c="2"/><text:tab/>&lt;/ul&gt; </text:span><text:span text:style-name="T6"/></text:p>
      <text:p text:style-name="Standard" loext:marker-style-name="T6"><text:span text:style-name="T6"><text:s text:c="5"/>&lt;/ul&gt; </text:span><text:span text:style-name="T6"/></text:p>
      <text:p text:style-name="Standard" loext:marker-style-name="T6"><text:span text:style-name="T6">&lt;/body&gt;</text:span><text:span text:style-name="T6"/></text:p>
      <text:p text:style-name="Standard" loext:marker-style-name="T6"><text:span text:style-name="T6">&lt;/html&gt;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Epígrafe1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/>
    <style:style style:name="sc2" style:family="text" style:parent-style-name="Default_20_Paragraph_20_Font"/>
    <style:style style:name="kw2" style:family="text" style:parent-style-name="Default_20_Paragraph_20_Font"/>
    <style:style style:name="sy0" style:family="text" style:parent-style-name="Default_20_Paragraph_20_Font"/>
    <style:style style:name="st0" style:family="text" style:parent-style-name="Default_20_Paragraph_20_Font"/>
    <style:style style:name="kw3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002cm" fo:margin-bottom="2.25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suario de Windows</meta:initial-creator>
    <meta:editing-cycles>20</meta:editing-cycles>
    <meta:creation-date>2017-10-06T10:33:00</meta:creation-date>
    <dc:date>2025-10-21T18:50:19.829376900</dc:date>
    <meta:editing-duration>PT2H7M18S</meta:editing-duration>
    <meta:generator>LibreOffice/25.2.5.2$Windows_X86_64 LibreOffice_project/03d19516eb2e1dd5d4ccd751a0d6f35f35e08022</meta:generator>
    <meta:document-statistic meta:table-count="0" meta:image-count="0" meta:object-count="0" meta:page-count="3" meta:paragraph-count="107" meta:word-count="452" meta:character-count="3310" meta:non-whitespace-character-count="2715"/>
    <meta:user-defined meta:name="AppVersion">16.0000</meta:user-defined>
    <meta:template xlink:type="simple" xlink:actuate="onRequest" xlink:title="Normal.dotm" xlink:href=""/>
  </office:meta>
</office:document-meta>
</file>